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65.2366863905325" calcext:value-type="float">
            <text:p>65,2366863905325</text:p>
          </table:table-cell>
          <table:table-cell table:formula="of:=([.B3]-[.$D$8])^2" office:value-type="float" office:value="35.0828402366864" calcext:value-type="float">
            <text:p>35,0828402366864</text:p>
          </table:table-cell>
          <table:table-cell table:formula="of:=([.C3]-[.$D$8])^2" office:value-type="float" office:value="4.31360946745562" calcext:value-type="float">
            <text:p>4,31360946745562</text:p>
          </table:table-cell>
          <table:table-cell table:formula="of:=([.D3]-[.$D$8])^2" office:value-type="float" office:value="0.00591715976331357" calcext:value-type="float">
            <text:p>0,005917159763314</text:p>
          </table:table-cell>
          <table:table-cell table:formula="of:=([.E3]-[.$D$8])^2" office:value-type="float" office:value="3.69822485207101" calcext:value-type="float">
            <text:p>3,69822485207101</text:p>
          </table:table-cell>
          <table:table-cell table:formula="of:=([.F3]-[.$D$8])^2" office:value-type="float" office:value="0.00591715976331357" calcext:value-type="float">
            <text:p>0,005917159763314</text:p>
          </table:table-cell>
          <table:table-cell table:formula="of:=([.G3]-[.$D$8])^2" office:value-type="float" office:value="1.15976331360947" calcext:value-type="float">
            <text:p>1,15976331360947</text:p>
          </table:table-cell>
          <table:table-cell table:formula="of:=([.H3]-[.$D$8])^2" office:value-type="float" office:value="8.54437869822485" calcext:value-type="float">
            <text:p>8,54437869822485</text:p>
          </table:table-cell>
          <table:table-cell table:formula="of:=([.I3]-[.$D$8])^2" office:value-type="float" office:value="4.31360946745562" calcext:value-type="float">
            <text:p>4,31360946745562</text:p>
          </table:table-cell>
          <table:table-cell table:formula="of:=([.J3]-[.$D$8])^2" office:value-type="float" office:value="3.69822485207101" calcext:value-type="float">
            <text:p>3,69822485207101</text:p>
          </table:table-cell>
          <table:table-cell table:formula="of:=([.K3]-[.$D$8])^2" office:value-type="float" office:value="9.46745562130177" calcext:value-type="float">
            <text:p>9,46745562130177</text:p>
          </table:table-cell>
          <table:table-cell table:formula="of:=([.L3]-[.$D$8])^2" office:value-type="float" office:value="8.54437869822485" calcext:value-type="float">
            <text:p>8,54437869822485</text:p>
          </table:table-cell>
          <table:table-cell table:formula="of:=([.M3]-[.$D$8])^2" office:value-type="float" office:value="0.85207100591716" calcext:value-type="float">
            <text:p>0,85207100591716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78.2544378698226" calcext:value-type="float">
            <text:p>78,2544378698226</text:p>
          </table:table-cell>
          <table:table-cell table:formula="of:=([.$D$9]-(87-[.B3]))^2" office:value-type="float" office:value="26.5621301775147" calcext:value-type="float">
            <text:p>26,5621301775147</text:p>
          </table:table-cell>
          <table:table-cell table:formula="of:=([.$D$9]-(87-[.C3]))^2" office:value-type="float" office:value="8.10059171597638" calcext:value-type="float">
            <text:p>8,10059171597638</text:p>
          </table:table-cell>
          <table:table-cell table:formula="of:=([.$D$9]-(87-[.D3]))^2" office:value-type="float" office:value="0.71597633136096" calcext:value-type="float">
            <text:p>0,71597633136096</text:p>
          </table:table-cell>
          <table:table-cell table:formula="of:=([.$D$9]-(87-[.E3]))^2" office:value-type="float" office:value="1.33136094674554" calcext:value-type="float">
            <text:p>1,33136094674554</text:p>
          </table:table-cell>
          <table:table-cell table:formula="of:=([.$D$9]-(87-[.F3]))^2" office:value-type="float" office:value="0.71597633136096" calcext:value-type="float">
            <text:p>0,71597633136096</text:p>
          </table:table-cell>
          <table:table-cell table:formula="of:=([.$D$9]-(87-[.G3]))^2" office:value-type="float" office:value="3.40828402366867" calcext:value-type="float">
            <text:p>3,40828402366867</text:p>
          </table:table-cell>
          <table:table-cell table:formula="of:=([.$D$9]-(87-[.H3]))^2" office:value-type="float" office:value="4.63905325443784" calcext:value-type="float">
            <text:p>4,63905325443784</text:p>
          </table:table-cell>
          <table:table-cell table:formula="of:=([.$D$9]-(87-[.I3]))^2" office:value-type="float" office:value="8.10059171597638" calcext:value-type="float">
            <text:p>8,10059171597638</text:p>
          </table:table-cell>
          <table:table-cell table:formula="of:=([.$D$9]-(87-[.J3]))^2" office:value-type="float" office:value="1.33136094674554" calcext:value-type="float">
            <text:p>1,33136094674554</text:p>
          </table:table-cell>
          <table:table-cell table:formula="of:=([.$D$9]-(87-[.K3]))^2" office:value-type="float" office:value="14.7928994082841" calcext:value-type="float">
            <text:p>14,7928994082841</text:p>
          </table:table-cell>
          <table:table-cell table:formula="of:=([.$D$9]-(87-[.L3]))^2" office:value-type="float" office:value="4.63905325443784" calcext:value-type="float">
            <text:p>4,63905325443784</text:p>
          </table:table-cell>
          <table:table-cell table:formula="of:=([.$D$9]-(87-[.M3]))^2" office:value-type="float" office:value="0.0236686390532521" calcext:value-type="float">
            <text:p>0,0236686390532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31" calcext:value-type="float">
            <text:p>131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15826702033599" calcext:value-type="float">
            <text:p>0,115826702033599</text:p>
          </table:table-cell>
          <table:table-cell table:formula="of:=[.A8]/[.B8]" office:value-type="float" office:value="10.0769230769231" calcext:value-type="float">
            <text:p>10,0769230769231</text:p>
          </table:table-cell>
          <table:table-cell table:formula="of:=SQRT(SUM([.A5:.M5])/[.B8])" office:value-type="float" office:value="3.33885144834011" calcext:value-type="float">
            <text:p>3,33885144834011</text:p>
          </table:table-cell>
          <table:table-cell table:formula="of:=[.E8]/87" office:value-type="float" office:value="0.038377602854484" calcext:value-type="float">
            <text:p>0,03837760285448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75331564986737" calcext:value-type="float">
            <text:p>0,875331564986737</text:p>
          </table:table-cell>
          <table:table-cell table:formula="of:=[.C9]*87" office:value-type="float" office:value="76.1538461538462" calcext:value-type="float">
            <text:p>76,1538461538462</text:p>
          </table:table-cell>
          <table:table-cell table:formula="of:=SQRT(SUM([.A6:.M6])/[.B8])" office:value-type="float" office:value="3.42631653097232" calcext:value-type="float">
            <text:p>3,42631653097232</text:p>
          </table:table-cell>
          <table:table-cell table:formula="of:=[.E9]/87" office:value-type="float" office:value="0.0393829486318658" calcext:value-type="float">
            <text:p>0,03938294863186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884173297966401" calcext:value-type="float">
            <text:p>0,008841732979664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591715976331361" calcext:value-type="float">
            <text:p>0,591715976331361</text:p>
          </table:table-cell>
          <table:table-cell table:formula="of:=([.B3]-[.$D$8])^2" office:value-type="float" office:value="0.591715976331361" calcext:value-type="float">
            <text:p>0,591715976331361</text:p>
          </table:table-cell>
          <table:table-cell table:formula="of:=([.C3]-[.$D$8])^2" office:value-type="float" office:value="0.591715976331361" calcext:value-type="float">
            <text:p>0,591715976331361</text:p>
          </table:table-cell>
          <table:table-cell table:formula="of:=([.D3]-[.$D$8])^2" office:value-type="float" office:value="0.591715976331361" calcext:value-type="float">
            <text:p>0,591715976331361</text:p>
          </table:table-cell>
          <table:table-cell table:formula="of:=([.E3]-[.$D$8])^2" office:value-type="float" office:value="0.591715976331361" calcext:value-type="float">
            <text:p>0,591715976331361</text:p>
          </table:table-cell>
          <table:table-cell table:formula="of:=([.F3]-[.$D$8])^2" office:value-type="float" office:value="0.591715976331361" calcext:value-type="float">
            <text:p>0,591715976331361</text:p>
          </table:table-cell>
          <table:table-cell table:formula="of:=([.G3]-[.$D$8])^2" office:value-type="float" office:value="0.591715976331361" calcext:value-type="float">
            <text:p>0,591715976331361</text:p>
          </table:table-cell>
          <table:table-cell table:formula="of:=([.H3]-[.$D$8])^2" office:value-type="float" office:value="0.0532544378698225" calcext:value-type="float">
            <text:p>0,053254437869823</text:p>
          </table:table-cell>
          <table:table-cell table:formula="of:=([.I3]-[.$D$8])^2" office:value-type="float" office:value="4.97633136094675" calcext:value-type="float">
            <text:p>4,97633136094675</text:p>
          </table:table-cell>
          <table:table-cell table:formula="of:=([.J3]-[.$D$8])^2" office:value-type="float" office:value="0.0532544378698225" calcext:value-type="float">
            <text:p>0,053254437869823</text:p>
          </table:table-cell>
          <table:table-cell table:formula="of:=([.K3]-[.$D$8])^2" office:value-type="float" office:value="1.51479289940828" calcext:value-type="float">
            <text:p>1,51479289940828</text:p>
          </table:table-cell>
          <table:table-cell table:formula="of:=([.L3]-[.$D$8])^2" office:value-type="float" office:value="1.51479289940828" calcext:value-type="float">
            <text:p>1,51479289940828</text:p>
          </table:table-cell>
          <table:table-cell table:formula="of:=([.M3]-[.$D$8])^2" office:value-type="float" office:value="0.0532544378698225" calcext:value-type="float">
            <text:p>0,053254437869823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591715976331368" calcext:value-type="float">
            <text:p>0,591715976331368</text:p>
          </table:table-cell>
          <table:table-cell table:formula="of:=([.$D$9]-(87-[.B3]))^2" office:value-type="float" office:value="0.591715976331368" calcext:value-type="float">
            <text:p>0,591715976331368</text:p>
          </table:table-cell>
          <table:table-cell table:formula="of:=([.$D$9]-(87-[.C3]))^2" office:value-type="float" office:value="0.591715976331368" calcext:value-type="float">
            <text:p>0,591715976331368</text:p>
          </table:table-cell>
          <table:table-cell table:formula="of:=([.$D$9]-(87-[.D3]))^2" office:value-type="float" office:value="0.591715976331368" calcext:value-type="float">
            <text:p>0,591715976331368</text:p>
          </table:table-cell>
          <table:table-cell table:formula="of:=([.$D$9]-(87-[.E3]))^2" office:value-type="float" office:value="0.591715976331368" calcext:value-type="float">
            <text:p>0,591715976331368</text:p>
          </table:table-cell>
          <table:table-cell table:formula="of:=([.$D$9]-(87-[.F3]))^2" office:value-type="float" office:value="0.591715976331368" calcext:value-type="float">
            <text:p>0,591715976331368</text:p>
          </table:table-cell>
          <table:table-cell table:formula="of:=([.$D$9]-(87-[.G3]))^2" office:value-type="float" office:value="0.591715976331368" calcext:value-type="float">
            <text:p>0,591715976331368</text:p>
          </table:table-cell>
          <table:table-cell table:formula="of:=([.$D$9]-(87-[.H3]))^2" office:value-type="float" office:value="0.0532544378698205" calcext:value-type="float">
            <text:p>0,053254437869821</text:p>
          </table:table-cell>
          <table:table-cell table:formula="of:=([.$D$9]-(87-[.I3]))^2" office:value-type="float" office:value="4.97633136094673" calcext:value-type="float">
            <text:p>4,97633136094673</text:p>
          </table:table-cell>
          <table:table-cell table:formula="of:=([.$D$9]-(87-[.J3]))^2" office:value-type="float" office:value="0.0532544378698205" calcext:value-type="float">
            <text:p>0,053254437869821</text:p>
          </table:table-cell>
          <table:table-cell table:formula="of:=([.$D$9]-(87-[.K3]))^2" office:value-type="float" office:value="1.51479289940827" calcext:value-type="float">
            <text:p>1,51479289940827</text:p>
          </table:table-cell>
          <table:table-cell table:formula="of:=([.$D$9]-(87-[.L3]))^2" office:value-type="float" office:value="1.51479289940827" calcext:value-type="float">
            <text:p>1,51479289940827</text:p>
          </table:table-cell>
          <table:table-cell table:formula="of:=([.$D$9]-(87-[.M3]))^2" office:value-type="float" office:value="0.0532544378698205" calcext:value-type="float">
            <text:p>0,053254437869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0" calcext:value-type="float">
            <text:p>10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0884173297966401" calcext:value-type="float">
            <text:p>0,008841732979664</text:p>
          </table:table-cell>
          <table:table-cell table:formula="of:=[.A8]/[.B8]" office:value-type="float" office:value="0.769230769230769" calcext:value-type="float">
            <text:p>0,769230769230769</text:p>
          </table:table-cell>
          <table:table-cell table:formula="of:=SQRT(SUM([.A5:.M5])/[.B8])" office:value-type="float" office:value="0.97300851082104" calcext:value-type="float">
            <text:p>0,97300851082104</text:p>
          </table:table-cell>
          <table:table-cell table:formula="of:=[.E8]/87" office:value-type="float" office:value="0.0111840058715062" calcext:value-type="float">
            <text:p>0,01118400587150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1158267020336" calcext:value-type="float">
            <text:p>0,991158267020336</text:p>
          </table:table-cell>
          <table:table-cell table:formula="of:=[.C9]*87" office:value-type="float" office:value="86.2307692307692" calcext:value-type="float">
            <text:p>86,2307692307692</text:p>
          </table:table-cell>
          <table:table-cell table:formula="of:=SQRT(SUM([.A6:.M6])/[.B8])" office:value-type="float" office:value="0.97300851082104" calcext:value-type="float">
            <text:p>0,97300851082104</text:p>
          </table:table-cell>
          <table:table-cell table:formula="of:=[.E9]/87" office:value-type="float" office:value="0.0111840058715062" calcext:value-type="float">
            <text:p>0,01118400587150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884173297966401" calcext:value-type="float">
            <text:p>0,008841732979664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No solution occasionally if all three objects are stack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tack has to be dismantled twice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2-7" office:value-type="float" office:value="5" calcext:value-type="float">
            <text:p>5</text:p>
          </table:table-cell>
          <table:table-cell table:formula="of:=7-5" office:value-type="float" office:value="2" calcext:value-type="float">
            <text:p>2</text:p>
          </table:table-cell>
          <table:table-cell table:formula="of:=4-3" office:value-type="float" office:value="1" calcext:value-type="float">
            <text:p>1</text:p>
          </table:table-cell>
          <table:table-cell table:formula="of:=7-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-7" office:value-type="float" office:value="4" calcext:value-type="float">
            <text:p>4</text:p>
          </table:table-cell>
          <table:table-cell table:formula="of:=7-5" office:value-type="float" office:value="2" calcext:value-type="float">
            <text:p>2</text:p>
          </table:table-cell>
          <table:table-cell table:formula="of:=7-5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289940828402367" calcext:value-type="float">
            <text:p>0,289940828402367</text:p>
          </table:table-cell>
          <table:table-cell table:formula="of:=([.B3]-[.$D$8])^2" office:value-type="float" office:value="2.13609467455621" calcext:value-type="float">
            <text:p>2,13609467455621</text:p>
          </table:table-cell>
          <table:table-cell table:formula="of:=([.C3]-[.$D$8])^2" office:value-type="float" office:value="2.13609467455621" calcext:value-type="float">
            <text:p>2,13609467455621</text:p>
          </table:table-cell>
          <table:table-cell table:formula="of:=([.D3]-[.$D$8])^2" office:value-type="float" office:value="2.13609467455621" calcext:value-type="float">
            <text:p>2,13609467455621</text:p>
          </table:table-cell>
          <table:table-cell table:formula="of:=([.E3]-[.$D$8])^2" office:value-type="float" office:value="2.13609467455621" calcext:value-type="float">
            <text:p>2,13609467455621</text:p>
          </table:table-cell>
          <table:table-cell table:formula="of:=([.F3]-[.$D$8])^2" office:value-type="float" office:value="12.5207100591716" calcext:value-type="float">
            <text:p>12,5207100591716</text:p>
          </table:table-cell>
          <table:table-cell table:formula="of:=([.G3]-[.$D$8])^2" office:value-type="float" office:value="0.289940828402367" calcext:value-type="float">
            <text:p>0,289940828402367</text:p>
          </table:table-cell>
          <table:table-cell table:formula="of:=([.H3]-[.$D$8])^2" office:value-type="float" office:value="0.21301775147929" calcext:value-type="float">
            <text:p>0,21301775147929</text:p>
          </table:table-cell>
          <table:table-cell table:formula="of:=([.I3]-[.$D$8])^2" office:value-type="float" office:value="0.21301775147929" calcext:value-type="float">
            <text:p>0,21301775147929</text:p>
          </table:table-cell>
          <table:table-cell table:formula="of:=([.J3]-[.$D$8])^2" office:value-type="float" office:value="2.13609467455621" calcext:value-type="float">
            <text:p>2,13609467455621</text:p>
          </table:table-cell>
          <table:table-cell table:formula="of:=([.K3]-[.$D$8])^2" office:value-type="float" office:value="6.44378698224852" calcext:value-type="float">
            <text:p>6,44378698224852</text:p>
          </table:table-cell>
          <table:table-cell table:formula="of:=([.L3]-[.$D$8])^2" office:value-type="float" office:value="0.289940828402367" calcext:value-type="float">
            <text:p>0,289940828402367</text:p>
          </table:table-cell>
          <table:table-cell table:formula="of:=([.M3]-[.$D$8])^2" office:value-type="float" office:value="0.289940828402367" calcext:value-type="float">
            <text:p>0,289940828402367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289940828402376" calcext:value-type="float">
            <text:p>0,289940828402376</text:p>
          </table:table-cell>
          <table:table-cell table:formula="of:=([.$D$9]-(87-[.B3]))^2" office:value-type="float" office:value="2.13609467455619" calcext:value-type="float">
            <text:p>2,13609467455619</text:p>
          </table:table-cell>
          <table:table-cell table:formula="of:=([.$D$9]-(87-[.C3]))^2" office:value-type="float" office:value="2.13609467455619" calcext:value-type="float">
            <text:p>2,13609467455619</text:p>
          </table:table-cell>
          <table:table-cell table:formula="of:=([.$D$9]-(87-[.D3]))^2" office:value-type="float" office:value="2.13609467455619" calcext:value-type="float">
            <text:p>2,13609467455619</text:p>
          </table:table-cell>
          <table:table-cell table:formula="of:=([.$D$9]-(87-[.E3]))^2" office:value-type="float" office:value="2.13609467455619" calcext:value-type="float">
            <text:p>2,13609467455619</text:p>
          </table:table-cell>
          <table:table-cell table:formula="of:=([.$D$9]-(87-[.F3]))^2" office:value-type="float" office:value="12.5207100591717" calcext:value-type="float">
            <text:p>12,5207100591717</text:p>
          </table:table-cell>
          <table:table-cell table:formula="of:=([.$D$9]-(87-[.G3]))^2" office:value-type="float" office:value="0.289940828402376" calcext:value-type="float">
            <text:p>0,289940828402376</text:p>
          </table:table-cell>
          <table:table-cell table:formula="of:=([.$D$9]-(87-[.H3]))^2" office:value-type="float" office:value="0.213017751479282" calcext:value-type="float">
            <text:p>0,213017751479282</text:p>
          </table:table-cell>
          <table:table-cell table:formula="of:=([.$D$9]-(87-[.I3]))^2" office:value-type="float" office:value="0.213017751479282" calcext:value-type="float">
            <text:p>0,213017751479282</text:p>
          </table:table-cell>
          <table:table-cell table:formula="of:=([.$D$9]-(87-[.J3]))^2" office:value-type="float" office:value="2.13609467455619" calcext:value-type="float">
            <text:p>2,13609467455619</text:p>
          </table:table-cell>
          <table:table-cell table:formula="of:=([.$D$9]-(87-[.K3]))^2" office:value-type="float" office:value="6.44378698224857" calcext:value-type="float">
            <text:p>6,44378698224857</text:p>
          </table:table-cell>
          <table:table-cell table:formula="of:=([.$D$9]-(87-[.L3]))^2" office:value-type="float" office:value="0.289940828402376" calcext:value-type="float">
            <text:p>0,289940828402376</text:p>
          </table:table-cell>
          <table:table-cell table:formula="of:=([.$D$9]-(87-[.M3]))^2" office:value-type="float" office:value="0.289940828402376" calcext:value-type="float">
            <text:p>0,2899408284023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9" calcext:value-type="float">
            <text:p>19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67992926613616" calcext:value-type="float">
            <text:p>0,016799292661362</text:p>
          </table:table-cell>
          <table:table-cell table:formula="of:=[.A8]/[.B8]" office:value-type="float" office:value="1.46153846153846" calcext:value-type="float">
            <text:p>1,46153846153846</text:p>
          </table:table-cell>
          <table:table-cell table:formula="of:=SQRT(SUM([.A5:.M5])/[.B8])" office:value-type="float" office:value="1.54995705227768" calcext:value-type="float">
            <text:p>1,54995705227768</text:p>
          </table:table-cell>
          <table:table-cell table:formula="of:=[.E8]/87" office:value-type="float" office:value="0.0178155983020423" calcext:value-type="float">
            <text:p>0,01781559830204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3200707338638" calcext:value-type="float">
            <text:p>0,983200707338638</text:p>
          </table:table-cell>
          <table:table-cell table:formula="of:=[.C9]*87" office:value-type="float" office:value="85.5384615384616" calcext:value-type="float">
            <text:p>85,5384615384616</text:p>
          </table:table-cell>
          <table:table-cell table:formula="of:=SQRT(SUM([.A6:.M6])/[.B8])" office:value-type="float" office:value="1.54995705227768" calcext:value-type="float">
            <text:p>1,54995705227768</text:p>
          </table:table-cell>
          <table:table-cell table:formula="of:=[.E9]/87" office:value-type="float" office:value="0.0178155983020423" calcext:value-type="float">
            <text:p>0,017815598302042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3+1" office:value-type="float" office:value="4" calcext:value-type="float">
            <text:p>4</text:p>
          </table:table-cell>
          <table:table-cell table:formula="of:=6+3" office:value-type="float" office:value="9" calcext:value-type="float">
            <text:p>9</text:p>
          </table:table-cell>
          <table:table-cell table:formula="of:=6+1" office:value-type="float" office:value="7" calcext:value-type="float">
            <text:p>7</text:p>
          </table:table-cell>
          <table:table-cell table:formula="of:=7+2" office:value-type="float" office:value="9" calcext:value-type="float">
            <text:p>9</text:p>
          </table:table-cell>
          <table:table-cell table:formula="of:=5+2" office:value-type="float" office:value="7" calcext:value-type="float">
            <text:p>7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33.2840236686391" calcext:value-type="float">
            <text:p>33,2840236686391</text:p>
          </table:table-cell>
          <table:table-cell table:formula="of:=([.B3]-[.$D$8])^2" office:value-type="float" office:value="3.1301775147929" calcext:value-type="float">
            <text:p>3,1301775147929</text:p>
          </table:table-cell>
          <table:table-cell table:formula="of:=([.C3]-[.$D$8])^2" office:value-type="float" office:value="0.591715976331361" calcext:value-type="float">
            <text:p>0,591715976331361</text:p>
          </table:table-cell>
          <table:table-cell table:formula="of:=([.D3]-[.$D$8])^2" office:value-type="float" office:value="1.51479289940828" calcext:value-type="float">
            <text:p>1,51479289940828</text:p>
          </table:table-cell>
          <table:table-cell table:formula="of:=([.E3]-[.$D$8])^2" office:value-type="float" office:value="0.591715976331361" calcext:value-type="float">
            <text:p>0,591715976331361</text:p>
          </table:table-cell>
          <table:table-cell table:formula="of:=([.F3]-[.$D$8])^2" office:value-type="float" office:value="1.51479289940828" calcext:value-type="float">
            <text:p>1,51479289940828</text:p>
          </table:table-cell>
          <table:table-cell table:formula="of:=([.G3]-[.$D$8])^2" office:value-type="float" office:value="0.591715976331361" calcext:value-type="float">
            <text:p>0,591715976331361</text:p>
          </table:table-cell>
          <table:table-cell table:formula="of:=([.H3]-[.$D$8])^2" office:value-type="float" office:value="3.1301775147929" calcext:value-type="float">
            <text:p>3,1301775147929</text:p>
          </table:table-cell>
          <table:table-cell table:formula="of:=([.I3]-[.$D$8])^2" office:value-type="float" office:value="10.4378698224852" calcext:value-type="float">
            <text:p>10,4378698224852</text:p>
          </table:table-cell>
          <table:table-cell table:formula="of:=([.J3]-[.$D$8])^2" office:value-type="float" office:value="1.51479289940828" calcext:value-type="float">
            <text:p>1,51479289940828</text:p>
          </table:table-cell>
          <table:table-cell table:formula="of:=([.K3]-[.$D$8])^2" office:value-type="float" office:value="10.4378698224852" calcext:value-type="float">
            <text:p>10,4378698224852</text:p>
          </table:table-cell>
          <table:table-cell table:formula="of:=([.L3]-[.$D$8])^2" office:value-type="float" office:value="1.51479289940828" calcext:value-type="float">
            <text:p>1,51479289940828</text:p>
          </table:table-cell>
          <table:table-cell table:formula="of:=([.M3]-[.$D$8])^2" office:value-type="float" office:value="0.0532544378698225" calcext:value-type="float">
            <text:p>0,053254437869823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33.2840236686391" calcext:value-type="float">
            <text:p>33,2840236686391</text:p>
          </table:table-cell>
          <table:table-cell table:formula="of:=([.$D$9]-(87-[.B3]))^2" office:value-type="float" office:value="3.13017751479291" calcext:value-type="float">
            <text:p>3,13017751479291</text:p>
          </table:table-cell>
          <table:table-cell table:formula="of:=([.$D$9]-(87-[.C3]))^2" office:value-type="float" office:value="0.591715976331368" calcext:value-type="float">
            <text:p>0,591715976331368</text:p>
          </table:table-cell>
          <table:table-cell table:formula="of:=([.$D$9]-(87-[.D3]))^2" office:value-type="float" office:value="1.51479289940827" calcext:value-type="float">
            <text:p>1,51479289940827</text:p>
          </table:table-cell>
          <table:table-cell table:formula="of:=([.$D$9]-(87-[.E3]))^2" office:value-type="float" office:value="0.591715976331368" calcext:value-type="float">
            <text:p>0,591715976331368</text:p>
          </table:table-cell>
          <table:table-cell table:formula="of:=([.$D$9]-(87-[.F3]))^2" office:value-type="float" office:value="1.51479289940827" calcext:value-type="float">
            <text:p>1,51479289940827</text:p>
          </table:table-cell>
          <table:table-cell table:formula="of:=([.$D$9]-(87-[.G3]))^2" office:value-type="float" office:value="0.591715976331368" calcext:value-type="float">
            <text:p>0,591715976331368</text:p>
          </table:table-cell>
          <table:table-cell table:formula="of:=([.$D$9]-(87-[.H3]))^2" office:value-type="float" office:value="3.13017751479291" calcext:value-type="float">
            <text:p>3,13017751479291</text:p>
          </table:table-cell>
          <table:table-cell table:formula="of:=([.$D$9]-(87-[.I3]))^2" office:value-type="float" office:value="10.4378698224852" calcext:value-type="float">
            <text:p>10,4378698224852</text:p>
          </table:table-cell>
          <table:table-cell table:formula="of:=([.$D$9]-(87-[.J3]))^2" office:value-type="float" office:value="1.51479289940827" calcext:value-type="float">
            <text:p>1,51479289940827</text:p>
          </table:table-cell>
          <table:table-cell table:formula="of:=([.$D$9]-(87-[.K3]))^2" office:value-type="float" office:value="10.4378698224852" calcext:value-type="float">
            <text:p>10,4378698224852</text:p>
          </table:table-cell>
          <table:table-cell table:formula="of:=([.$D$9]-(87-[.L3]))^2" office:value-type="float" office:value="1.51479289940827" calcext:value-type="float">
            <text:p>1,51479289940827</text:p>
          </table:table-cell>
          <table:table-cell table:formula="of:=([.$D$9]-(87-[.M3]))^2" office:value-type="float" office:value="0.0532544378698205" calcext:value-type="float">
            <text:p>0,053254437869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75" calcext:value-type="float">
            <text:p>75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663129973474801" calcext:value-type="float">
            <text:p>0,06631299734748</text:p>
          </table:table-cell>
          <table:table-cell table:formula="of:=[.A8]/[.B8]" office:value-type="float" office:value="5.76923076923077" calcext:value-type="float">
            <text:p>5,76923076923077</text:p>
          </table:table-cell>
          <table:table-cell table:formula="of:=SQRT(SUM([.A5:.M5])/[.B8])" office:value-type="float" office:value="2.29225606550021" calcext:value-type="float">
            <text:p>2,29225606550021</text:p>
          </table:table-cell>
          <table:table-cell table:formula="of:=[.E8]/87" office:value-type="float" office:value="0.0263477708678185" calcext:value-type="float">
            <text:p>0,0263477708678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3368700265252" calcext:value-type="float">
            <text:p>0,93368700265252</text:p>
          </table:table-cell>
          <table:table-cell table:formula="of:=[.C9]*87" office:value-type="float" office:value="81.2307692307692" calcext:value-type="float">
            <text:p>81,2307692307692</text:p>
          </table:table-cell>
          <table:table-cell table:formula="of:=SQRT(SUM([.A6:.M6])/[.B8])" office:value-type="float" office:value="2.29225606550021" calcext:value-type="float">
            <text:p>2,29225606550021</text:p>
          </table:table-cell>
          <table:table-cell table:formula="of:=[.E9]/87" office:value-type="float" office:value="0.0263477708678185" calcext:value-type="float">
            <text:p>0,026347770867819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07:33:48.2476945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5T07:58:31.925590948</dc:date>
    <meta:editing-duration>PT9H45M23S</meta:editing-duration>
    <meta:editing-cycles>163</meta:editing-cycles>
    <meta:document-statistic meta:table-count="4" meta:cell-count="680" meta:object-count="0"/>
  </office:meta>
</office:document-meta>
</file>